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 fo:font-weight="bold" style:font-weight-asian="bold" style:font-weight-complex="bold"/>
    </style:style>
    <style:style style:name="P3" style:family="paragraph" style:parent-style-name="Standard">
      <style:text-properties fo:color="#0000ff" fo:font-weight="normal" style:font-weight-asian="normal" style:font-weight-complex="normal"/>
    </style:style>
    <style:style style:name="P4" style:family="paragraph" style:parent-style-name="Standard">
      <style:text-properties fo:color="#0000ff" fo:language="en" fo:country="US" fo:font-weight="normal" style:font-weight-asian="normal" style:font-weight-complex="normal"/>
    </style:style>
    <style:style style:name="P5" style:family="paragraph" style:parent-style-name="Standard">
      <style:text-properties fo:color="#0000ff" fo:language="en" fo:country="US" fo:font-weight="bold" style:font-weight-asian="bold" style:font-weight-complex="bold"/>
    </style:style>
    <style:style style:name="P6" style:family="paragraph" style:parent-style-name="Standard">
      <style:text-properties fo:color="#330000" fo:font-weight="bold" style:font-weight-asian="bold" style:font-weight-complex="bold"/>
    </style:style>
    <style:style style:name="P7" style:family="paragraph" style:parent-style-name="Standard">
      <style:text-properties fo:color="#330000" fo:language="en" fo:country="US" fo:font-weight="bold" style:font-weight-asian="bold" style:font-weight-complex="bold"/>
    </style:style>
    <style:style style:name="P8" style:family="paragraph" style:parent-style-name="Standard">
      <style:text-properties style:use-window-font-color="true" fo:language="en" fo:country="US"/>
    </style:style>
    <style:style style:name="P9" style:family="paragraph" style:parent-style-name="Standard">
      <style:text-properties style:use-window-font-color="true" fo:language="en" fo:country="US" fo:font-weight="bold" style:font-weight-asian="bold" style:font-weight-complex="bold"/>
    </style:style>
    <style:style style:name="P10" style:family="paragraph" style:parent-style-name="Standard">
      <style:text-properties style:use-window-font-color="true" fo:language="en" fo:country="US" fo:font-weight="normal" style:font-weight-asian="normal" style:font-weight-complex="normal"/>
    </style:style>
    <style:style style:name="P11" style:family="paragraph" style:parent-style-name="Standard">
      <style:text-properties style:use-window-font-color="true" fo:language="ru" fo:country="RU" fo:font-weight="normal" style:font-weight-asian="normal" style:font-weight-complex="normal"/>
    </style:style>
    <style:style style:name="P12" style:family="paragraph" style:parent-style-name="Standard">
      <style:text-properties fo:color="#990066" fo:font-weight="normal" style:font-weight-asian="normal" style:font-weight-complex="normal"/>
    </style:style>
    <style:style style:name="P13" style:family="paragraph" style:parent-style-name="Standard">
      <style:text-properties fo:color="#990066" fo:font-weight="bold" style:font-weight-asian="bold" style:font-weight-complex="bold"/>
    </style:style>
    <style:style style:name="P14" style:family="paragraph" style:parent-style-name="Standard">
      <style:text-properties fo:color="#990066" fo:language="en" fo:country="US" fo:font-weight="normal" style:font-weight-asian="normal" style:font-weight-complex="normal"/>
    </style:style>
    <style:style style:name="P15" style:family="paragraph" style:parent-style-name="Standard">
      <style:text-properties fo:color="#006600"/>
    </style:style>
    <style:style style:name="P16" style:family="paragraph" style:parent-style-name="Standard">
      <style:text-properties fo:color="#006600" fo:font-weight="bold" style:font-weight-asian="bold" style:font-weight-complex="bold"/>
    </style:style>
    <style:style style:name="P17" style:family="paragraph" style:parent-style-name="Standard">
      <style:text-properties fo:color="#006600" fo:language="en" fo:country="US"/>
    </style:style>
    <style:style style:name="P18" style:family="paragraph" style:parent-style-name="Standard">
      <style:text-properties fo:color="#006600" fo:language="en" fo:country="US" fo:font-weight="bold" style:font-weight-asian="bold" style:font-weight-complex="bold"/>
    </style:style>
    <style:style style:name="P19" style:family="paragraph" style:parent-style-name="Standard">
      <style:text-properties fo:color="#006600" fo:language="en" fo:country="US" fo:font-weight="normal" style:font-weight-asian="normal" style:font-weight-complex="normal"/>
    </style:style>
    <style:style style:name="P20" style:family="paragraph" style:parent-style-name="Standard">
      <style:text-properties fo:color="#006600" fo:language="ru" fo:country="RU" fo:font-weight="bold" style:font-weight-asian="bold" style:font-weight-complex="bold"/>
    </style:style>
    <style:style style:name="P21" style:family="paragraph" style:parent-style-name="Standard">
      <style:text-properties fo:color="#006600" fo:font-weight="normal" style:font-weight-asian="normal" style:font-weight-complex="normal"/>
    </style:style>
    <style:style style:name="P22" style:family="paragraph" style:parent-style-name="Standard">
      <style:text-properties fo:color="#000000" fo:font-weight="bold" style:font-weight-asian="bold" style:font-weight-complex="bold"/>
    </style:style>
    <style:style style:name="P23" style:family="paragraph" style:parent-style-name="Standard">
      <style:text-properties fo:color="#000000" fo:font-weight="normal" style:font-weight-asian="normal" style:font-weight-complex="normal"/>
    </style:style>
    <style:style style:name="P24" style:family="paragraph" style:parent-style-name="Standard">
      <style:text-properties fo:color="#000000" fo:language="en" fo:country="US" fo:font-weight="normal" style:font-weight-asian="normal" style:font-weight-complex="normal"/>
    </style:style>
    <style:style style:name="P25" style:family="paragraph" style:parent-style-name="Standard">
      <style:text-properties fo:color="#000000" fo:language="en" fo:country="US" fo:font-weight="bold" style:font-weight-asian="bold" style:font-weight-complex="bold"/>
    </style:style>
    <style:style style:name="P26" style:family="paragraph" style:parent-style-name="Standard">
      <style:text-properties fo:color="#9933ff" fo:font-weight="bold" style:font-weight-asian="bold" style:font-weight-complex="bold"/>
    </style:style>
    <style:style style:name="P27" style:family="paragraph" style:parent-style-name="Standard">
      <style:text-properties fo:color="#9933ff" fo:font-weight="normal" style:font-weight-asian="normal" style:font-weight-complex="normal"/>
    </style:style>
    <style:style style:name="P28" style:family="paragraph" style:parent-style-name="Standard">
      <style:text-properties fo:color="#9933ff" fo:language="en" fo:country="US" fo:font-weight="normal" style:font-weight-asian="normal" style:font-weight-complex="normal"/>
    </style:style>
    <style:style style:name="P29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30" style:family="paragraph" style:parent-style-name="Standard">
      <style:text-properties fo:color="#ff3333" fo:language="en" fo:country="US" fo:font-weight="normal" style:font-weight-asian="normal" style:font-weight-complex="normal"/>
    </style:style>
    <style:style style:name="P31" style:family="paragraph" style:parent-style-name="Standard">
      <style:text-properties style:use-window-font-color="true" fo:language="ru" fo:country="RU" fo:font-weight="normal" style:font-weight-asian="normal" style:font-weight-complex="normal"/>
    </style:style>
    <style:style style:name="P32" style:family="paragraph" style:parent-style-name="Standard">
      <style:text-properties style:use-window-font-color="true" fo:language="en" fo:country="US" fo:font-weight="bold" style:font-weight-asian="bold" style:font-weight-complex="bold"/>
    </style:style>
    <style:style style:name="P33" style:family="paragraph" style:parent-style-name="Standard">
      <style:text-properties style:use-window-font-color="true" fo:language="en" fo:country="US" fo:font-weight="normal" style:font-weight-asian="normal" style:font-weight-complex="normal"/>
    </style:style>
    <style:style style:name="P34" style:family="paragraph" style:parent-style-name="Standard">
      <style:text-properties fo:color="#006600" fo:font-weight="bold" style:font-weight-asian="bold" style:font-weight-complex="bold"/>
    </style:style>
    <style:style style:name="P35" style:family="paragraph" style:parent-style-name="Standard">
      <style:text-properties fo:color="#330000" fo:language="en" fo:country="US" fo:font-weight="bold" style:font-weight-asian="bold" style:font-weight-complex="bold"/>
    </style:style>
    <style:style style:name="P36" style:family="paragraph" style:parent-style-name="Standard">
      <style:text-properties fo:color="#000000" fo:language="en" fo:country="US" fo:font-weight="normal" style:font-weight-asian="normal" style:font-weight-complex="normal"/>
    </style:style>
    <style:style style:name="P37" style:family="paragraph" style:parent-style-name="Standard">
      <style:text-properties fo:color="#0000ff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fo:color="#993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t A04 (A_Su6) </text:p>
      <text:p text:style-name="P4">4 bed </text:p>
      <text:p text:style-name="P4">Indoor 205</text:p>
      <text:p text:style-name="P4">Outdoor plus pool (92 + 38) = 130</text:p>
      <text:p text:style-name="P4">Total area 335</text:p>
      <text:p text:style-name="P4">3 floor</text:p>
      <text:p text:style-name="P4">Leasehold </text:p>
      <text:p text:style-name="P4">THB 43,539,600</text:p>
      <text:p text:style-name="P10"/>
      <text:p text:style-name="P2"><text:span text:style-name="T1">Four</text:span> Bedroom Sea View Pool Apartment in Surin </text:p>
      <text:p text:style-name="P3">Luxury apartment with a full sea view and private pool in the prime development of Surin area. </text:p>
      <text:p text:style-name="P3"/>
      <text:p text:style-name="P2"><text:span text:style-name="T2">Четырехспальные</text:span> апартаменты с видом на море и частным бассейном на Сурине</text:p>
      <text:p text:style-name="P4">Роскошные апартаменты с видом на море и частным бассейном в одном из лучших проектов района <text:s/>Сурин.</text:p>
      <text:p text:style-name="P11"/>
      <text:p text:style-name="P29">Unit B07, B08, B09</text:p>
      <text:p text:style-name="P30">2BDR </text:p>
      <text:p text:style-name="P30">2nd floor </text:p>
      <text:p text:style-name="P30">Total area: 130 m2</text:p>
      <text:p text:style-name="P30">Indoor area: 102 m2</text:p>
      <text:p text:style-name="P30">Leasehold</text:p>
      <text:p text:style-name="P30">Selling price: THB 15,600,000</text:p>
      <text:p text:style-name="P29"/>
      <text:p text:style-name="P29">Two Bedroom Sea View Apartment in Surin </text:p>
      <text:p text:style-name="P30">Luxury apartment with a full sea view in the prime development of Surin area. </text:p>
      <text:p text:style-name="P30"/>
      <text:p text:style-name="P29">Двухспальные апартаменты с видом на море на Сурине</text:p>
      <text:p text:style-name="P30">Роскошные апартаменты с видом на море в одном из лучших проектов района <text:s/>Сурин.</text:p>
      <text:p text:style-name="P30"/>
      <text:p text:style-name="P11"/>
      <text:p text:style-name="P9">Units B03, C04</text:p>
      <text:p text:style-name="P8">2BDR </text:p>
      <text:p text:style-name="P8">B03 4<text:span text:style-name="T3">th</text:span> floor, C04 3<text:span text:style-name="T3">rd</text:span> floor</text:p>
      <text:p text:style-name="P8">Total area: 192-193 m2</text:p>
      <text:p text:style-name="P8">Indoor area: 121-122 m2</text:p>
      <text:p text:style-name="P8">Outdoor area 70 m2 including pool 22 m2</text:p>
      <text:p text:style-name="P8">Leasehold</text:p>
      <text:p text:style-name="P9">Selling price: THB 25,067,900</text:p>
      <text:p text:style-name="P9"/>
      <text:p text:style-name="P24">Two Bedroom Sea View Pool Apartment in Surin </text:p>
      <text:p text:style-name="P24">Luxury apartment with a full sea view and private pool in the prime development of Surin area. </text:p>
      <text:p text:style-name="P24"/>
      <text:p text:style-name="P24">Двухспальные апартаменты с видом на море и частным бассейном на Сурине</text:p>
      <text:p text:style-name="P24">Роскошные апартаменты с видом на море и частным бассейном в одном из лучших проектов района <text:s/>Сурин.</text:p>
      <text:p text:style-name="P16"/>
      <text:p text:style-name="P16"/>
      <text:p text:style-name="P16">A03 (A_Su1) <text:s/></text:p>
      <text:p text:style-name="P15">3 bed </text:p>
      <text:p text:style-name="P15"><text:span text:style-name="T1">Indoor </text:span>17<text:span text:style-name="T1">2</text:span></text:p>
      <text:p text:style-name="P15"><text:span text:style-name="T1">Outdoor plus pool (</text:span>7<text:span text:style-name="T1">4</text:span> <text:span text:style-name="T1">+ </text:span>40<text:span text:style-name="T1">)</text:span> <text:span text:style-name="T1">= 114</text:span></text:p>
      <text:p text:style-name="P15"><text:span text:style-name="T1">Total area </text:span>286</text:p>
      <text:p text:style-name="P17">4 floor</text:p>
      <text:p text:style-name="P15">Freehold </text:p>
      <text:p text:style-name="P16"><text:span text:style-name="T1">THB </text:span>4 0 , 0 8 3 ,400</text:p>
      <text:p text:style-name="P18">Three Bedroom Sea View Pool Apartment in Surin </text:p>
      <text:p text:style-name="P19">Luxury apartment with a full sea view and private pool in the prime development of Surin area. </text:p>
      <text:p text:style-name="P19"/>
      <text:p text:style-name="P20">Трехспальные апартаменты с видом на море и частным бассейном на Сурине</text:p>
      <text:p text:style-name="P21">Роскошные апартаменты с видом на море и частным бассейном в <text:span text:style-name="T2">одном из лучших проектов района </text:span><text:s/>Сурин.</text:p>
      <text:p text:style-name="P9"/>
      <text:p text:style-name="P11"><text:soft-page-break/></text:p>
      <text:p text:style-name="P2">B02 (A_Su2) </text:p>
      <text:p text:style-name="P3">4 beds </text:p>
      <text:p text:style-name="P3"><text:span text:style-name="T1">Indoor </text:span>22<text:span text:style-name="T1">2</text:span></text:p>
      <text:p text:style-name="P3">Outdoor plus pool <text:span text:style-name="T1">(</text:span>10<text:span text:style-name="T1">1</text:span> <text:span text:style-name="T1">+</text:span> 4<text:span text:style-name="T1">4) <text:s/>= 145</text:span> </text:p>
      <text:p text:style-name="P3"><text:span text:style-name="T1">Total area </text:span>36<text:span text:style-name="T1">7</text:span></text:p>
      <text:p text:style-name="P3"><text:span text:style-name="T1">4 floor</text:span> </text:p>
      <text:p text:style-name="P3">Freehold </text:p>
      <text:p text:style-name="P5">THB <text:span text:style-name="T2">51 746 800</text:span></text:p>
      <text:p text:style-name="P9"/>
      <text:p text:style-name="P8"/>
      <text:p text:style-name="P2"/>
      <text:p text:style-name="P13"><text:span text:style-name="T1">Units </text:span>B04, <text:span text:style-name="T1">C03</text:span> (A_Su4) </text:p>
      <text:p text:style-name="P13">2 beds </text:p>
      <text:p text:style-name="P12"><text:span text:style-name="T1">Indoor </text:span>108</text:p>
      <text:p text:style-name="P12">Outdoor plus pool <text:span text:style-name="T1">(50</text:span> <text:span text:style-name="T1">+ </text:span>2<text:span text:style-name="T1">2)</text:span> <text:span text:style-name="T1">= 72</text:span></text:p>
      <text:p text:style-name="P12"><text:span text:style-name="T1">Total area </text:span>1<text:span text:style-name="T1">80</text:span> </text:p>
      <text:p text:style-name="P14">3 floor</text:p>
      <text:p text:style-name="P12">Freehold </text:p>
      <text:p text:style-name="P13"><text:span text:style-name="T1">THB 25,134,200 </text:span></text:p>
      <text:p text:style-name="P13"><text:span text:style-name="T1">Two</text:span> Bedroom Sea View Pool Apartment in Surin </text:p>
      <text:p text:style-name="P12">Luxury apartment with a full sea view and private pool in the prime development of Surin area. </text:p>
      <text:p text:style-name="P12"/>
      <text:p text:style-name="P13"><text:span text:style-name="T2">Двухспальные</text:span> апартаменты с видом на море и частным бассейном на Сурине</text:p>
      <text:p text:style-name="P14">Роскошные апартаменты с видом на море и частным бассейном в одном из лучших проектов района <text:s/>Сурин.</text:p>
      <text:p text:style-name="P7"/>
      <text:p text:style-name="P3"/>
      <text:p text:style-name="P26">C01 (A_Su5) </text:p>
      <text:p text:style-name="P26">Penthouse 3 bed </text:p>
      <text:p text:style-name="P27"><text:span text:style-name="T1">Indoor </text:span>234 </text:p>
      <text:p text:style-name="P27">Outdoor plus pool <text:span text:style-name="T1">(</text:span>10<text:span text:style-name="T1">8</text:span> <text:span text:style-name="T1">+ </text:span>44<text:span text:style-name="T1">)</text:span> <text:span text:style-name="T1">= 152</text:span></text:p>
      <text:p text:style-name="P27"><text:span text:style-name="T1">Total area </text:span>386</text:p>
      <text:p text:style-name="P28">5 floor</text:p>
      <text:p text:style-name="P27">Freehold </text:p>
      <text:p text:style-name="P26"><text:span text:style-name="T1">THB </text:span>54 042 800,00</text:p>
      <text:p text:style-name="P26"><text:span text:style-name="T1">Three</text:span> Bedroom Sea View Pool <text:span text:style-name="T1">Penthouse</text:span> in Surin </text:p>
      <text:p text:style-name="P27">Luxury <text:span text:style-name="T1">penthouse</text:span> with a full sea view and private pool in the prime development of Surin area. </text:p>
      <text:p text:style-name="P27"/>
      <text:p text:style-name="P26"><text:span text:style-name="T2">Трехспальный</text:span> пентхаус с видом на море и частным бассейном на Сурине</text:p>
      <text:p text:style-name="P27">Роскошный пентхаус с видом на море и частным бассейном в одном из лучших проектов района <text:s/>Сурин.</text:p>
      <text:p text:style-name="P27"/>
      <text:p text:style-name="P9">Unit B01 <text:span text:style-name="T4">(A_Su5) </text:span></text:p>
      <text:p text:style-name="P8">Penthouse 3BDR </text:p>
      <text:p text:style-name="P10">Indoor 2<text:span text:style-name="T2">34</text:span></text:p>
      <text:p text:style-name="P10">Outdoor plus pool (<text:span text:style-name="T2">107</text:span> + <text:span text:style-name="T2">45</text:span>) = <text:span text:style-name="T2">152</text:span></text:p>
      <text:p text:style-name="P10">Total area <text:span text:style-name="T2">386</text:span></text:p>
      <text:p text:style-name="P8">5 floor</text:p>
      <text:p text:style-name="P8">Freehold</text:p>
      <text:p text:style-name="P10">THB <text:span text:style-name="T2">54,042,800</text:span></text:p>
      <text:p text:style-name="P2"/>
      <text:p text:style-name="P2"/>
      <text:p text:style-name="P2">C02 (A_Su3)</text:p>
      <text:p text:style-name="P2">4 bed </text:p>
      <text:p text:style-name="P3"><text:span text:style-name="T1">Indoor </text:span>22<text:span text:style-name="T1">2</text:span> </text:p>
      <text:p text:style-name="P3"><text:span text:style-name="T1">Outdoor plus pool (</text:span>10<text:span text:style-name="T1">4</text:span> <text:span text:style-name="T1">+ </text:span>44<text:span text:style-name="T1">) = 148</text:span></text:p>
      <text:p text:style-name="P3"><text:span text:style-name="T1">Total area</text:span> 3<text:span text:style-name="T1">70</text:span></text:p>
      <text:p text:style-name="P4">4 floor</text:p>
      <text:p text:style-name="P3">Freehold </text:p>
      <text:p text:style-name="P2">51 746 800,00</text:p>
      <text:p text:style-name="P2"/>
      <text:p text:style-name="P2"><text:span text:style-name="T1">Four</text:span> Bedroom Sea View Pool Apartment in Surin </text:p>
      <text:p text:style-name="P3"><text:soft-page-break/>Luxury apartment with a full sea view and private pool in the prime development of Surin area. </text:p>
      <text:p text:style-name="P3"/>
      <text:p text:style-name="P2"><text:span text:style-name="T2">Четырехспальные</text:span> апартаменты с видом на море и частным бассейном на Сурине</text:p>
      <text:p text:style-name="P3">Роскошные апартаменты с видом на море и частным бассейном в одном из лучших проектов района <text:s/>Сурин.</text:p>
      <text:p text:style-name="P12"/>
      <text:p text:style-name="P7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0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iland Property</meta:initial-creator>
    <meta:creation-date>2018-06-15T13:12:14.30</meta:creation-date>
    <dc:date>2018-07-27T11:20:16.17</dc:date>
    <meta:editing-duration>PT3H53M5S</meta:editing-duration>
    <meta:editing-cycles>16</meta:editing-cycles>
    <meta:generator>OpenOffice/4.1.5$Win32 OpenOffice.org_project/415m1$Build-9789</meta:generator>
    <meta:document-statistic meta:table-count="0" meta:image-count="0" meta:object-count="0" meta:page-count="3" meta:paragraph-count="99" meta:word-count="575" meta:character-count="3179"/>
  </office:meta>
</office:document-meta>
</file>